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Gothic1" svg:font-family="'VL Gothic'" style:font-family-generic="swiss"/>
    <style:font-face style:name="VL Gothic2" svg:font-family="'VL Gothic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VL Gothic" svg:font-family="'VL Gothic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9900ff" draw:marker-start-width="0.321cm" draw:marker-end-width="0.321cm" draw:textarea-horizontal-align="justify" draw:textarea-vertical-align="bottom" draw:auto-grow-height="false" fo:min-height="12.114cm" fo:min-width="18.979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top" draw:auto-grow-height="false" fo:min-height="10.418cm" fo:min-width="15.992cm" fo:padding-top="0.165cm" fo:padding-bottom="0.165cm" fo:padding-left="0.29cm" fo:padding-right="0.29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4.545cm" fo:min-width="6.10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66cm" fo:min-width="0.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7" style:family="graphic" style:parent-style-name="standard">
      <style:graphic-properties draw:marker-start="Arrow" draw:marker-end="" draw:textarea-vertical-align="middle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draw:marker-start="" draw:marker-end="Arrow" draw:textarea-vertical-align="middle"/>
    </style:style>
    <style:style style:name="gr10" style:family="graphic" style:parent-style-name="standard">
      <style:graphic-properties svg:stroke-width="0.081cm" svg:stroke-color="#9900ff" draw:marker-start-width="0.321cm" draw:marker-end-width="0.321cm" draw:textarea-horizontal-align="justify" draw:textarea-vertical-align="middle" draw:auto-grow-height="false" fo:min-height="0.938cm" fo:min-width="1.206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3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marker-end="" draw:textarea-vertical-align="middle"/>
    </style:style>
    <style:style style:name="gr17" style:family="graphic" style:parent-style-name="standard">
      <style:graphic-properties svg:stroke-width="0.081cm" svg:stroke-color="#9900ff" draw:marker-start-width="0.321cm" draw:marker-end-width="0.321cm" draw:textarea-horizontal-align="justify" draw:textarea-vertical-align="middle" draw:auto-grow-height="false" fo:min-height="0.939cm" fo:min-width="1.206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9900ff" draw:marker-start-width="0.321cm" draw:marker-end-width="0.321cm" draw:textarea-horizontal-align="justify" draw:textarea-vertical-align="bottom" draw:auto-grow-height="false" fo:min-height="0.178cm" fo:min-width="0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top" draw:auto-grow-height="false" fo:min-height="0.178cm" fo:min-width="0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color="#ffffff"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ffffff" fo:font-size="18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color="#ffffff" style:font-name="VL Gothic2" fo:font-size="12pt" fo:font-weight="bold" style:font-name-asian="VL Gothic2" style:font-size-asian="12pt" style:font-weight-asian="bold" style:font-name-complex="VL Gothic2" style:font-size-complex="12pt" style:font-weight-complex="bold"/>
    </style:style>
    <style:style style:name="T9" style:family="text">
      <style:text-properties fo:color="#ffffff" style:font-name="Liberation Sans" fo:font-size="12pt" fo:font-weight="bold" style:font-name-asian="VL Gothic2" style:font-size-asian="12pt" style:font-weight-asian="bold" style:font-name-complex="VL Gothic2" style:font-size-complex="12pt" style:font-weight-complex="bold"/>
    </style:style>
    <style:style style:name="T10" style:family="text">
      <style:text-properties fo:color="#ffffff" style:text-position="super 58%" style:font-name="Liberation Sans" fo:font-size="12pt" fo:font-weight="bold" style:font-name-asian="VL Gothic2" style:font-size-asian="12pt" style:font-weight-asian="bold" style:font-name-complex="VL Gothic2" style:font-size-complex="12pt" style:font-weight-complex="bold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9.559cm" svg:height="12.444cm" svg:x="7.162cm" svg:y="3.039cm">
          <text:p text:style-name="P1"><text:span text:style-name="T1">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6.492cm" svg:height="10.668cm" svg:x="7.634cm" svg:y="3.293cm">
          <text:p text:style-name="P3"><text:span text:style-name="T2">LogiCORE IP Virtex-6</text:span></text:p>
          <text:p text:style-name="P3"><text:span text:style-name="T2">FPGA</text:span></text:p>
          <text:p text:style-name="P3"><text:span text:style-name="T2">Integrated Block for</text:span></text:p>
          <text:p text:style-name="P3"><text:span text:style-name="T2">PCI Express (DS71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04cm" svg:height="4.795cm" svg:x="12.935cm" svg:y="6.34cm">
          <text:p text:style-name="P1"><text:span text:style-name="T3">Virtex-6 FPGA</text:span></text:p>
          <text:p text:style-name="P1"><text:span text:style-name="T3">Integrated Block for</text:span></text:p>
          <text:p text:style-name="P1"><text:span text:style-name="T3">PCI Express (PCIE_2_0) (UG51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8" draw:id="id8" draw:layer="layout" svg:width="1.27cm" svg:height="1.016cm" svg:x="10.912cm" svg:y="9.288cm">
          <text:p text:style-name="P3"><text:span text:style-name="T4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2" draw:id="id12" draw:layer="layout" svg:width="1.27cm" svg:height="1.016cm" svg:x="20.601cm" svg:y="9.18cm">
          <text:p text:style-name="P3"><text:span text:style-name="T4">MM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xml:id="id5" draw:id="id5" draw:layer="layout" svg:width="3.03cm" svg:height="1.271cm" svg:x="7.634cm" svg:y="8.881cm">
          <draw:text-box>
            <text:p text:style-name="P3"><text:span text:style-name="T5">sys_clk</text:span></text:p>
          </draw:text-box>
        </draw:frame>
        <draw:frame draw:style-name="gr5" draw:text-style-name="P7" xml:id="id7" draw:id="id7" draw:layer="layout" svg:width="3.03cm" svg:height="1.271cm" svg:x="7.634cm" svg:y="9.381cm">
          <draw:text-box>
            <text:p text:style-name="P3"><text:span text:style-name="T5">sys_reset_n</text:span></text:p>
          </draw:text-box>
        </draw:frame>
        <draw:frame draw:style-name="gr5" draw:text-style-name="P7" xml:id="id3" draw:id="id3" draw:layer="layout" svg:width="3.03cm" svg:height="1.271cm" svg:x="7.634cm" svg:y="9.881cm">
          <draw:text-box>
            <text:p text:style-name="P3"><text:span text:style-name="T5">pci_exp_rx</text:span></text:p>
          </draw:text-box>
        </draw:frame>
        <draw:frame draw:style-name="gr5" draw:text-style-name="P7" xml:id="id1" draw:id="id1" draw:layer="layout" svg:width="3.03cm" svg:height="1.271cm" svg:x="7.634cm" svg:y="10.381cm">
          <draw:text-box>
            <text:p text:style-name="P3"><text:span text:style-name="T5">pci_exp_tx</text:span></text:p>
          </draw:text-box>
        </draw:frame>
        <draw:frame draw:style-name="gr5" draw:text-style-name="P9" xml:id="id14" draw:id="id14" draw:layer="layout" svg:width="3.03cm" svg:height="1.271cm" svg:x="21.08cm" svg:y="5.325cm">
          <draw:text-box>
            <text:p text:style-name="P8"><text:span text:style-name="T5">trn_lnk_up_n</text:span></text:p>
          </draw:text-box>
        </draw:frame>
        <draw:frame draw:style-name="gr5" draw:text-style-name="P9" xml:id="id15" draw:id="id15" draw:layer="layout" svg:width="3.03cm" svg:height="1.271cm" svg:x="21.096cm" svg:y="8.925cm">
          <draw:text-box>
            <text:p text:style-name="P8"><text:span text:style-name="T5">drp_clk</text:span></text:p>
          </draw:text-box>
        </draw:frame>
        <draw:frame draw:style-name="gr6" draw:text-style-name="P9" xml:id="id17" draw:id="id17" draw:layer="layout" svg:width="3.03cm" svg:height="1.269cm" svg:x="21.08cm" svg:y="10.659cm">
          <draw:text-box>
            <text:p text:style-name="P8"><text:span text:style-name="T5">trn_reset_n</text:span></text:p>
          </draw:text-box>
        </draw:frame>
        <draw:frame draw:style-name="gr5" draw:text-style-name="P9" xml:id="id10" draw:id="id10" draw:layer="layout" svg:width="3.302cm" svg:height="1.271cm" svg:x="16.236cm" svg:y="7.865cm">
          <draw:text-box>
            <text:p text:style-name="P8"><text:span text:style-name="T5">TRNCLK</text:span></text:p>
          </draw:text-box>
        </draw:frame>
        <draw:frame draw:style-name="gr5" draw:text-style-name="P9" xml:id="id13" draw:id="id13" draw:layer="layout" svg:width="3.302cm" svg:height="1.271cm" svg:x="16.236cm" svg:y="8.365cm">
          <draw:text-box>
            <text:p text:style-name="P8"><text:span text:style-name="T5">TRNLNKUP</text:span></text:p>
          </draw:text-box>
        </draw:frame>
        <draw:frame draw:style-name="gr5" draw:text-style-name="P9" xml:id="id11" draw:id="id11" draw:layer="layout" svg:width="3.302cm" svg:height="1.271cm" svg:x="16.236cm" svg:y="8.865cm">
          <draw:text-box>
            <text:p text:style-name="P8"><text:span text:style-name="T5">TxClkOut</text:span></text:p>
          </draw:text-box>
        </draw:frame>
        <draw:frame draw:style-name="gr5" draw:text-style-name="P9" xml:id="id16" draw:id="id16" draw:layer="layout" svg:width="3.302cm" svg:height="1.271cm" svg:x="16.236cm" svg:y="9.365cm">
          <draw:text-box>
            <text:p text:style-name="P8"><text:span text:style-name="T5">USERRSTN</text:span></text:p>
          </draw:text-box>
        </draw:frame>
        <draw:frame draw:style-name="gr5" draw:text-style-name="P7" xml:id="id6" draw:id="id6" draw:layer="layout" svg:width="3.302cm" svg:height="1.271cm" svg:x="12.936cm" svg:y="8.865cm">
          <draw:text-box>
            <text:p text:style-name="P3"><text:span text:style-name="T5">SYSCLK</text:span></text:p>
          </draw:text-box>
        </draw:frame>
        <draw:frame draw:style-name="gr5" draw:text-style-name="P7" xml:id="id9" draw:id="id9" draw:layer="layout" svg:width="3.302cm" svg:height="1.271cm" svg:x="12.936cm" svg:y="9.365cm">
          <draw:text-box>
            <text:p text:style-name="P3"><text:span text:style-name="T5">FUNDRSTN</text:span></text:p>
          </draw:text-box>
        </draw:frame>
        <draw:frame draw:style-name="gr5" draw:text-style-name="P7" xml:id="id4" draw:id="id4" draw:layer="layout" svg:width="3.302cm" svg:height="1.271cm" svg:x="12.936cm" svg:y="9.865cm">
          <draw:text-box>
            <text:p text:style-name="P3"><text:span text:style-name="T5">PCIEXPRX</text:span></text:p>
          </draw:text-box>
        </draw:frame>
        <draw:frame draw:style-name="gr5" draw:text-style-name="P9" xml:id="id2" draw:id="id2" draw:layer="layout" svg:width="3.302cm" svg:height="1.271cm" svg:x="16.236cm" svg:y="9.865cm">
          <draw:text-box>
            <text:p text:style-name="P8"><text:span text:style-name="T5">PCIEXPTX</text:span></text:p>
          </draw:text-box>
        </draw:frame>
        <draw:connector draw:style-name="gr7" draw:text-style-name="P1" draw:layer="layout" draw:line-skew="3.784cm 2.31cm" svg:x1="7.634cm" svg:y1="11.016cm" svg:x2="19.538cm" svg:y2="10.5cm" draw:start-shape="id1" draw:start-glue-point="3" draw:end-shape="id2" draw:end-glue-point="1" svg:d="M7634 11016h3284v3446h9120v-3962h-500" svg:viewBox="0 0 12405 3963">
          <text:p/>
        </draw:connector>
        <draw:connector draw:style-name="gr8" draw:text-style-name="P1" draw:layer="layout" draw:line-skew="3.53cm 1.278cm" svg:x1="7.634cm" svg:y1="10.516cm" svg:x2="12.936cm" svg:y2="10.5cm" draw:start-shape="id3" draw:start-glue-point="3" draw:end-shape="id4" draw:end-glue-point="3" svg:d="M7634 10516h3030v143h1136v-159h1136" svg:viewBox="0 0 5303 160">
          <text:p/>
        </draw:connector>
        <draw:connector draw:style-name="gr8" draw:text-style-name="P1" draw:layer="layout" draw:line-skew="2.768cm 0cm 0.643cm" svg:x1="7.634cm" svg:y1="9.516cm" svg:x2="12.936cm" svg:y2="9.5cm" draw:start-shape="id5" draw:start-glue-point="3" draw:end-shape="id6" draw:end-glue-point="3" svg:d="M7634 9516h2268v-1135h2541v1119h493" svg:viewBox="0 0 5303 1136">
          <text:p/>
        </draw:connector>
        <draw:connector draw:style-name="gr8" draw:text-style-name="P1" draw:layer="layout" draw:line-skew="3.276cm" svg:x1="7.634cm" svg:y1="10.016cm" svg:x2="10.912cm" svg:y2="9.796cm" draw:start-shape="id7" draw:start-glue-point="3" draw:end-shape="id8" draw:end-glue-point="3" svg:d="M7634 10016h2776v-220h502" svg:viewBox="0 0 3279 221">
          <text:p/>
        </draw:connector>
        <draw:connector draw:style-name="gr9" draw:text-style-name="P1" draw:layer="layout" draw:line-skew="-0.116cm" svg:x1="12.182cm" svg:y1="9.796cm" svg:x2="12.936cm" svg:y2="10cm" draw:start-shape="id8" draw:start-glue-point="1" draw:end-shape="id9" draw:end-glue-point="3" svg:d="M12182 9796h262v204h492" svg:viewBox="0 0 755 205">
          <text:p/>
        </draw:connector>
        <draw:connector draw:style-name="gr8" draw:text-style-name="P1" draw:layer="layout" draw:line-skew="0cm -1.278cm" svg:x1="19.538cm" svg:y1="8.5cm" svg:x2="11.547cm" svg:y2="9.288cm" draw:start-shape="id10" draw:start-glue-point="1" draw:end-shape="id8" draw:end-glue-point="0" svg:d="M19538 8500h500v-2413h-8491v3201" svg:viewBox="0 0 8492 3202">
          <text:p/>
        </draw:connector>
        <draw:connector draw:style-name="gr8" draw:text-style-name="P1" draw:layer="layout" svg:x1="19.538cm" svg:y1="9.5cm" svg:x2="20.601cm" svg:y2="9.688cm" draw:start-shape="id11" draw:start-glue-point="1" draw:end-shape="id12" draw:end-glue-point="3" svg:d="M19538 9500h531v188h532" svg:viewBox="0 0 1064 189">
          <text:p/>
        </draw:connector>
        <draw:connector draw:style-name="gr8" draw:text-style-name="P1" draw:layer="layout" draw:line-skew="-3.784cm" svg:x1="19.538cm" svg:y1="9cm" svg:x2="24.11cm" svg:y2="5.96cm" draw:start-shape="id13" draw:end-shape="id14" draw:end-glue-point="1" svg:d="M19538 9000h1288v-3040h3284" svg:viewBox="0 0 4573 3041">
          <text:p/>
        </draw:connector>
        <draw:connector draw:style-name="gr8" draw:text-style-name="P1" draw:layer="layout" draw:line-skew="-2.136cm" svg:x1="21.871cm" svg:y1="9.688cm" svg:x2="24.126cm" svg:y2="9.56cm" draw:start-shape="id12" draw:start-glue-point="1" draw:end-shape="id15" draw:end-glue-point="1" svg:d="M21871 9688h619v-128h1636" svg:viewBox="0 0 2256 129">
          <text:p/>
        </draw:connector>
        <draw:connector draw:style-name="gr8" draw:text-style-name="P1" draw:layer="layout" draw:line-skew="-4.292cm" svg:x1="19.538cm" svg:y1="10cm" svg:x2="24.11cm" svg:y2="11.293cm" draw:start-shape="id16" draw:start-glue-point="1" draw:end-shape="id17" draw:end-glue-point="1" svg:d="M19538 10000h780v1293h3792" svg:viewBox="0 0 4573 1294">
          <text:p/>
        </draw:connector>
        <draw:custom-shape draw:style-name="gr10" draw:text-style-name="P10" xml:id="id18" draw:id="id18" draw:layer="layout" svg:width="1.786cm" svg:height="1.268cm" svg:x="24.635cm" svg:y="10.659cm">
          <text:p text:style-name="P1"><text:span text:style-name="T6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24.11cm" svg:y1="11.293cm" svg:x2="24.635cm" svg:y2="11.293cm" draw:start-shape="id17" draw:start-glue-point="1" draw:end-shape="id18" draw:end-glue-point="3" svg:d="M24110 11293h525" svg:viewBox="0 0 526 1">
          <text:p/>
        </draw:connector>
        <draw:connector draw:style-name="gr8" draw:text-style-name="P1" draw:layer="layout" svg:x1="24.126cm" svg:y1="9.56cm" svg:x2="25.528cm" svg:y2="10.659cm" draw:start-shape="id15" draw:start-glue-point="1" draw:end-shape="id18" draw:end-glue-point="0" svg:d="M24126 9560h1402v1099" svg:viewBox="0 0 1403 1100">
          <text:p/>
        </draw:connector>
        <draw:frame draw:style-name="gr11" draw:text-style-name="P11" xml:id="id19" draw:id="id19" draw:layer="layout" svg:width="6.35cm" svg:height="1.283cm" svg:x="27.728cm" svg:y="9.297cm">
          <draw:text-box>
            <text:p text:style-name="P3"><text:span text:style-name="T7">control plane clock</text:span></text:p>
          </draw:text-box>
        </draw:frame>
        <draw:frame draw:style-name="gr11" draw:text-style-name="P11" xml:id="id20" draw:id="id20" draw:layer="layout" svg:width="6.35cm" svg:height="1.283cm" svg:x="27.728cm" svg:y="10.597cm">
          <draw:text-box>
            <text:p text:style-name="P3"><text:span text:style-name="T7">control plane reset</text:span></text:p>
          </draw:text-box>
        </draw:frame>
        <draw:connector draw:style-name="gr8" draw:text-style-name="P1" draw:layer="layout" draw:line-skew="1.247cm" svg:x1="24.126cm" svg:y1="9.56cm" svg:x2="27.728cm" svg:y2="9.938cm" draw:start-shape="id15" draw:start-glue-point="1" draw:end-shape="id19" draw:end-glue-point="3" svg:d="M24126 9560h3048v378h554" svg:viewBox="0 0 3603 379">
          <text:p/>
        </draw:connector>
        <draw:connector draw:style-name="gr8" draw:text-style-name="P1" draw:layer="layout" draw:line-skew="-0.429cm" svg:x1="26.421cm" svg:y1="11.293cm" svg:x2="27.728cm" svg:y2="11.238cm" draw:start-shape="id18" draw:start-glue-point="1" draw:end-shape="id20" draw:end-glue-point="3" svg:d="M26421 11293h245v-55h1062" svg:viewBox="0 0 1308 56">
          <text:p/>
        </draw:connector>
        <draw:frame draw:style-name="gr11" draw:text-style-name="P11" xml:id="id34" draw:id="id34" draw:layer="layout" svg:width="6.35cm" svg:height="1.283cm" svg:x="27.428cm" svg:y="15.797cm">
          <draw:text-box>
            <text:p text:style-name="P3"><text:span text:style-name="T7">properties interface</text:span></text:p>
          </draw:text-box>
        </draw:frame>
        <draw:frame draw:style-name="gr11" draw:text-style-name="P11" xml:id="id29" draw:id="id29" draw:layer="layout" svg:width="8.128cm" svg:height="1.283cm" svg:x="27.428cm" svg:y="17.097cm">
          <draw:text-box>
            <text:p text:style-name="P3"><text:span text:style-name="T7">timebase port's ppsIn</text:span></text:p>
          </draw:text-box>
        </draw:frame>
        <draw:frame draw:style-name="gr11" draw:text-style-name="P11" xml:id="id30" draw:id="id30" draw:layer="layout" svg:width="8.128cm" svg:height="1.283cm" svg:x="27.428cm" svg:y="17.697cm">
          <draw:text-box>
            <text:p text:style-name="P3"><text:span text:style-name="T7">timebase port's ppsOut</text:span></text:p>
          </draw:text-box>
        </draw:frame>
        <draw:frame draw:style-name="gr12" draw:text-style-name="P9" xml:id="id38" draw:id="id38" draw:layer="layout" svg:width="5.08cm" svg:height="0.967cm" svg:x="-0.043cm" svg:y="8.427cm">
          <draw:text-box>
            <text:p text:style-name="P8"><text:span text:style-name="T5">sys0_clk</text:span></text:p>
          </draw:text-box>
        </draw:frame>
        <draw:frame draw:style-name="gr12" draw:text-style-name="P9" xml:id="id21" draw:id="id21" draw:layer="layout" svg:width="5.08cm" svg:height="0.967cm" svg:x="-0.043cm" svg:y="8.927cm">
          <draw:text-box>
            <text:p text:style-name="P8"><text:span text:style-name="T5">pci0_clk</text:span></text:p>
          </draw:text-box>
        </draw:frame>
        <draw:frame draw:style-name="gr12" draw:text-style-name="P9" xml:id="id22" draw:id="id22" draw:layer="layout" svg:width="5.08cm" svg:height="0.967cm" svg:x="-0.043cm" svg:y="9.427cm">
          <draw:text-box>
            <text:p text:style-name="P8"><text:span text:style-name="T5">pci0_reset_n</text:span></text:p>
          </draw:text-box>
        </draw:frame>
        <draw:frame draw:style-name="gr12" draw:text-style-name="P9" xml:id="id23" draw:id="id23" draw:layer="layout" svg:width="5.08cm" svg:height="0.967cm" svg:x="-0.043cm" svg:y="9.927cm">
          <draw:text-box>
            <text:p text:style-name="P8"><text:span text:style-name="T5">pcierx[3:0]</text:span></text:p>
          </draw:text-box>
        </draw:frame>
        <draw:frame draw:style-name="gr12" draw:text-style-name="P9" xml:id="id24" draw:id="id24" draw:layer="layout" svg:width="5.08cm" svg:height="0.967cm" svg:x="-0.043cm" svg:y="10.427cm">
          <draw:text-box>
            <text:p text:style-name="P8"><text:span text:style-name="T5">pcietx[3:0]</text:span></text:p>
          </draw:text-box>
        </draw:frame>
        <draw:frame draw:style-name="gr12" draw:text-style-name="P9" xml:id="id36" draw:id="id36" draw:layer="layout" svg:width="5.08cm" svg:height="0.967cm" svg:x="-0.043cm" svg:y="10.927cm">
          <draw:text-box>
            <text:p text:style-name="P8"><text:span text:style-name="T5">led[7]</text:span></text:p>
          </draw:text-box>
        </draw:frame>
        <draw:frame draw:style-name="gr12" draw:text-style-name="P9" xml:id="id28" draw:id="id28" draw:layer="layout" svg:width="5.08cm" svg:height="0.967cm" svg:x="-0.043cm" svg:y="12.427cm">
          <draw:text-box>
            <text:p text:style-name="P8"><text:span text:style-name="T5">(J56) ppsExtIn</text:span></text:p>
          </draw:text-box>
        </draw:frame>
        <draw:frame draw:style-name="gr12" draw:text-style-name="P9" xml:id="id31" draw:id="id31" draw:layer="layout" svg:width="5.08cm" svg:height="0.967cm" svg:x="-0.043cm" svg:y="12.927cm">
          <draw:text-box>
            <text:p text:style-name="P8"><text:span text:style-name="T5">(J57) ppsOut</text:span></text:p>
          </draw:text-box>
        </draw:frame>
        <draw:frame draw:style-name="gr12" draw:text-style-name="P9" xml:id="id40" draw:id="id40" draw:layer="layout" svg:width="5.08cm" svg:height="0.967cm" svg:x="-0.043cm" svg:y="13.427cm">
          <draw:text-box>
            <text:p text:style-name="P8"><text:span text:style-name="T5">fmc_lpc_prsnt_mc2_l</text:span></text:p>
          </draw:text-box>
        </draw:frame>
        <draw:frame draw:style-name="gr12" draw:text-style-name="P9" xml:id="id41" draw:id="id41" draw:layer="layout" svg:width="5.08cm" svg:height="0.967cm" svg:x="-0.043cm" svg:y="13.927cm">
          <draw:text-box>
            <text:p text:style-name="P8"><text:span text:style-name="T5">fmc_hpc_prsnt_mc2_l</text:span></text:p>
          </draw:text-box>
        </draw:frame>
        <draw:connector draw:style-name="gr8" draw:text-style-name="P1" draw:layer="layout" draw:line-skew="-0.644cm" svg:x1="5.037cm" svg:y1="9.41cm" svg:x2="7.634cm" svg:y2="9.516cm" draw:start-shape="id21" draw:end-shape="id5" draw:end-glue-point="3" svg:d="M5037 9410h655v106h1942" svg:viewBox="0 0 2598 107">
          <text:p/>
        </draw:connector>
        <draw:connector draw:style-name="gr8" draw:text-style-name="P1" draw:layer="layout" draw:line-skew="-0.39cm" svg:x1="5.037cm" svg:y1="9.91cm" svg:x2="7.634cm" svg:y2="10.016cm" draw:start-shape="id22" draw:start-glue-point="1" draw:end-shape="id7" draw:end-glue-point="3" svg:d="M5037 9910h909v106h1688" svg:viewBox="0 0 2598 107">
          <text:p/>
        </draw:connector>
        <draw:connector draw:style-name="gr8" draw:text-style-name="P1" draw:layer="layout" draw:line-skew="-0.136cm" svg:x1="5.037cm" svg:y1="10.41cm" svg:x2="7.634cm" svg:y2="10.516cm" draw:start-shape="id23" draw:start-glue-point="1" draw:end-shape="id3" draw:end-glue-point="3" svg:d="M5037 10410h1163v106h1434" svg:viewBox="0 0 2598 107">
          <text:p/>
        </draw:connector>
        <draw:connector draw:style-name="gr8" draw:text-style-name="P1" draw:layer="layout" draw:line-skew="0.118cm" svg:x1="7.634cm" svg:y1="11.016cm" svg:x2="5.037cm" svg:y2="10.91cm" draw:start-shape="id1" draw:start-glue-point="3" draw:end-shape="id24" draw:end-glue-point="1" svg:d="M7634 11016h-1180v-106h-1417" svg:viewBox="0 0 2598 107">
          <text:p/>
        </draw:connector>
        <draw:frame draw:style-name="gr12" draw:text-style-name="P9" xml:id="id43" draw:id="id43" draw:layer="layout" svg:width="5.08cm" svg:height="0.967cm" svg:x="-0.043cm" svg:y="11.427cm">
          <draw:text-box>
            <text:p text:style-name="P8"><text:span text:style-name="T5">led[6:1]</text:span></text:p>
          </draw:text-box>
        </draw:frame>
        <draw:frame draw:style-name="gr12" draw:text-style-name="P9" xml:id="id27" draw:id="id27" draw:layer="layout" svg:width="5.08cm" svg:height="0.967cm" svg:x="-0.043cm" svg:y="11.927cm">
          <draw:text-box>
            <text:p text:style-name="P8"><text:span text:style-name="T5">led[0]</text:span></text:p>
          </draw:text-box>
        </draw:frame>
        <draw:g xml:id="id25" draw:id="id25">
          <draw:custom-shape draw:style-name="gr13" draw:text-style-name="P1" draw:layer="layout" svg:width="0.763cm" svg:height="0.763cm" draw:transform="rotate (-1.5707963267949) translate (25.905cm 5.83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1" draw:layer="layout" svg:width="0.253cm" svg:height="0.254cm" draw:transform="rotate (-1.5707963267949) translate (26.159cm 6.0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" draw:layer="layout" svg:x1="24.11cm" svg:y1="5.96cm" svg:x2="25.142cm" svg:y2="6.213cm" draw:start-shape="id14" draw:start-glue-point="1" draw:end-shape="id25" draw:end-glue-point="3" svg:d="M24110 5960h515v253h517" svg:viewBox="0 0 1033 254">
          <text:p/>
        </draw:connector>
        <draw:connector draw:style-name="gr15" draw:text-style-name="P1" xml:id="id26" draw:id="id26" draw:layer="layout" draw:line-skew="0.769cm" svg:x1="26.159cm" svg:y1="6.213cm" svg:x2="12.873cm" svg:y2="2.654cm" draw:start-shape="id25" draw:start-glue-point="1" svg:d="M26159 6213h1270v-3559h-14556" svg:viewBox="0 0 14557 3560">
          <text:p/>
        </draw:connector>
        <draw:connector draw:style-name="gr8" draw:text-style-name="P1" draw:layer="layout" draw:line-skew="-2.142cm" svg:x1="12.873cm" svg:y1="2.654cm" svg:x2="5.037cm" svg:y2="12.41cm" draw:start-shape="id26" draw:start-glue-point="3" draw:end-shape="id27" draw:end-glue-point="1" svg:d="M12873 2654h-6060v9756h-1776" svg:viewBox="0 0 7837 9757">
          <text:p/>
        </draw:connector>
        <draw:connector draw:style-name="gr16" draw:text-style-name="P1" xml:id="id42" draw:id="id42" draw:layer="layout" svg:x1="27.431cm" svg:y1="16.538cm" svg:x2="23.252cm" svg:y2="17.257cm" svg:d="M27431 16538h-2339v719h-1840" svg:viewBox="0 0 4180 720">
          <text:p/>
        </draw:connector>
        <draw:connector draw:style-name="gr8" draw:text-style-name="P1" draw:layer="layout" draw:line-skew="-10.287cm" svg:x1="5.037cm" svg:y1="12.91cm" svg:x2="27.428cm" svg:y2="17.738cm" draw:start-shape="id28" draw:start-glue-point="1" draw:end-shape="id29" draw:end-glue-point="3" svg:d="M5037 12910h909v4828h21482" svg:viewBox="0 0 22392 4829">
          <text:p/>
        </draw:connector>
        <draw:connector draw:style-name="gr9" draw:text-style-name="P1" draw:layer="layout" draw:line-skew="-10.541cm" svg:x1="27.428cm" svg:y1="18.338cm" svg:x2="5.037cm" svg:y2="13.41cm" draw:start-shape="id30" draw:start-glue-point="3" draw:end-shape="id31" draw:end-glue-point="1" svg:d="M27428 18338h-21736v-4928h-655" svg:viewBox="0 0 22392 4929">
          <text:p/>
        </draw:connector>
        <draw:connector draw:style-name="gr8" draw:text-style-name="P1" draw:layer="layout" svg:x1="17.223cm" svg:y1="16.254cm" svg:x2="27.431cm" svg:y2="16.138cm" draw:start-shape="id32" draw:start-glue-point="1" svg:d="M17223 16254h5355v-116h4853" svg:viewBox="0 0 10209 117">
          <text:p/>
        </draw:connector>
        <draw:connector draw:style-name="gr8" draw:text-style-name="P1" draw:layer="layout" svg:x1="19.255cm" svg:y1="16.773cm" svg:x2="27.428cm" svg:y2="16.438cm" draw:start-shape="id33" draw:start-glue-point="1" draw:end-shape="id34" draw:end-glue-point="3" svg:d="M19255 16773h4087v-335h4086" svg:viewBox="0 0 8174 336">
          <text:p/>
        </draw:connector>
        <draw:connector draw:style-name="gr8" draw:text-style-name="P1" draw:layer="layout" draw:line-skew="1.29cm" svg:x1="24.126cm" svg:y1="9.56cm" svg:x2="27.683cm" svg:y2="7.61cm" draw:start-shape="id15" draw:start-glue-point="1" draw:end-shape="id35" svg:d="M24126 9560h3048v-1950h509" svg:viewBox="0 0 3558 1951">
          <text:p/>
        </draw:connector>
        <draw:connector draw:style-name="gr8" draw:text-style-name="P1" xml:id="id37" draw:id="id37" draw:layer="layout" draw:line-skew="-8.475cm" svg:x1="24.531cm" svg:y1="2.239cm" svg:x2="5.037cm" svg:y2="11.41cm" draw:end-shape="id36" draw:end-glue-point="1" svg:d="M24531 2239h-17972v9171h-1522" svg:viewBox="0 0 19495 9172">
          <text:p/>
        </draw:connector>
        <draw:connector draw:style-name="gr15" draw:text-style-name="P1" draw:layer="layout" svg:x1="29.469cm" svg:y1="7.61cm" svg:x2="24.531cm" svg:y2="2.239cm" draw:start-shape="id35" draw:start-glue-point="1" draw:end-shape="id37" draw:end-glue-point="2" svg:d="M29469 7610h541v-5371h-5479" svg:viewBox="0 0 5480 5372">
          <text:p/>
        </draw:connector>
        <draw:custom-shape draw:style-name="gr17" draw:text-style-name="P12" xml:id="id35" draw:id="id35" draw:layer="layout" svg:width="1.786cm" svg:height="1.269cm" svg:x="27.683cm" svg:y="6.976cm">
          <text:p text:style-name="P1"><text:span text:style-name="T8">➗</text:span><text:span text:style-name="T8">(</text:span><text:span text:style-name="T9">2</text:span><text:span text:style-name="T10">25</text:span><text:span text:style-name="T9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xml:id="id39" draw:id="id39" draw:layer="layout" svg:width="6.35cm" svg:height="1.283cm" svg:x="27.728cm" svg:y="0.997cm">
          <draw:text-box>
            <text:p text:style-name="P3"><text:span text:style-name="T7">timebase port's clk</text:span></text:p>
          </draw:text-box>
        </draw:frame>
        <draw:connector draw:style-name="gr8" draw:text-style-name="P1" draw:layer="layout" draw:line-skew="-10.183cm" svg:x1="5.037cm" svg:y1="8.91cm" svg:x2="27.728cm" svg:y2="1.638cm" draw:start-shape="id38" draw:start-glue-point="1" draw:end-shape="id39" draw:end-glue-point="3" svg:d="M5037 8910h1163v-7272h21528" svg:viewBox="0 0 22692 7273">
          <text:p/>
        </draw:connector>
        <draw:g xml:id="id32" draw:id="id32">
          <draw:custom-shape draw:style-name="gr13" draw:text-style-name="P1" draw:layer="layout" svg:width="0.761cm" svg:height="0.763cm" draw:transform="rotate (-1.5707963267949) translate (16.969cm 15.87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1" draw:layer="layout" svg:width="0.255cm" svg:height="0.254cm" draw:transform="rotate (-1.5707963267949) translate (17.223cm 16.1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3" draw:id="id33">
          <draw:custom-shape draw:style-name="gr13" draw:text-style-name="P1" draw:layer="layout" svg:width="0.763cm" svg:height="0.763cm" draw:transform="rotate (-1.5707963267949) translate (19.001cm 16.3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1" draw:layer="layout" svg:width="0.253cm" svg:height="0.254cm" draw:transform="rotate (-1.5707963267949) translate (19.255cm 16.6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5" draw:text-style-name="P1" draw:layer="layout" draw:line-skew="-3.809cm" svg:x1="16.206cm" svg:y1="16.254cm" svg:x2="5.037cm" svg:y2="13.91cm" draw:start-shape="id32" draw:start-glue-point="3" draw:end-shape="id40" draw:end-glue-point="1" svg:d="M16206 16254h-9394v-2344h-1775" svg:viewBox="0 0 11170 2345">
          <text:p/>
        </draw:connector>
        <draw:connector draw:style-name="gr15" draw:text-style-name="P1" draw:layer="layout" draw:line-skew="-5.333cm" svg:x1="18.238cm" svg:y1="16.773cm" svg:x2="5.037cm" svg:y2="14.41cm" draw:start-shape="id33" draw:start-glue-point="3" draw:end-shape="id41" svg:d="M18238 16773h-11934v-2363h-1267" svg:viewBox="0 0 13202 2364">
          <text:p/>
        </draw:connector>
        <draw:connector draw:style-name="gr8" draw:text-style-name="P1" draw:layer="layout" draw:line-skew="-7.585cm" svg:x1="23.252cm" svg:y1="17.257cm" svg:x2="5.037cm" svg:y2="11.91cm" draw:start-shape="id42" draw:start-glue-point="3" draw:end-shape="id43" draw:end-glue-point="1" svg:d="M23252 17257h-16693v-5347h-1522" svg:viewBox="0 0 18216 5348">
          <text:p/>
        </draw:connector>
        <draw:custom-shape draw:style-name="gr18" draw:text-style-name="P2" draw:layer="layout" svg:width="0.508cm" svg:height="0.508cm" svg:x="1.27cm" svg:y="19.604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0.49cm" svg:height="0.508cm" svg:x="1.288cm" svg:y="18.796cm"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3" draw:layer="layout" svg:width="9.144cm" svg:height="1.283cm" svg:x="2.078cm" svg:y="18.675cm">
          <draw:text-box>
            <text:p text:style-name="P3"><text:span text:style-name="T11">Vendor-supplied IP core</text:span></text:p>
          </draw:text-box>
        </draw:frame>
        <draw:frame draw:style-name="gr11" draw:text-style-name="P13" draw:layer="layout" svg:width="9.144cm" svg:height="1.283cm" svg:x="2.078cm" svg:y="19.476cm">
          <draw:text-box>
            <text:p text:style-name="P3"><text:span text:style-name="T11">Platform worker code</text:span></text:p>
          </draw:text-box>
        </draw:frame>
        <draw:frame draw:style-name="gr20" draw:text-style-name="P13" draw:layer="layout" svg:width="5.98cm" svg:height="1.505cm" svg:x="0.524cm" svg:y="7.037cm">
          <draw:text-box>
            <text:p text:style-name="P3"><text:span text:style-name="T11">Signals to/from</text:span></text:p>
            <text:p text:style-name="P3"><text:span text:style-name="T11">external FPGA pins</text:span></text:p>
          </draw:text-box>
        </draw:frame>
        <draw:custom-shape draw:style-name="gr13" draw:text-style-name="P1" draw:layer="layout" svg:width="0.761cm" svg:height="0.763cm" draw:transform="rotate (-1.5707963267949) translate (16.969cm 1.27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L Gothic1" svg:font-family="'VL Gothic'" style:font-family-generic="swiss"/>
    <style:font-face style:name="VL Gothic2" svg:font-family="'VL Gothic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VL Gothic" svg:font-family="'VL Gothic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6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6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5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15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116cm" svg:x="1cm" svg:y="3.362cm"/>
      <draw:page-thumbnail draw:layer="backgroundobjects" svg:width="9.294cm" svg:height="5.116cm" svg:x="1cm" svg:y="11.41cm"/>
      <draw:page-thumbnail draw:layer="backgroundobjects" svg:width="9.294cm" svg:height="5.116cm" svg:x="1cm" svg:y="19.458cm"/>
      <draw:page-thumbnail draw:layer="backgroundobjects" svg:width="9.294cm" svg:height="5.116cm" svg:x="11.295cm" svg:y="3.362cm"/>
      <draw:page-thumbnail draw:layer="backgroundobjects" svg:width="9.294cm" svg:height="5.116cm" svg:x="11.295cm" svg:y="11.41cm"/>
      <draw:page-thumbnail draw:layer="backgroundobjects" svg:width="9.294cm" svg:height="5.116cm" svg:x="11.295cm" svg:y="19.458cm"/>
    </style:handout-master>
    <style:master-page style:name="Default" style:page-layout-name="PM1" draw:style-name="Mdp1">
      <draw:frame presentation:style-name="Default-title" draw:layer="backgroundobjects" svg:width="34.335cm" svg:height="3.508cm" svg:x="1.9cm" svg:y="0.833cm" presentation:class="title" presentation:placeholder="true">
        <draw:text-box/>
      </draw:frame>
      <draw:frame presentation:style-name="Default-outline1" draw:layer="backgroundobjects" svg:width="34.335cm" svg:height="12.182cm" svg:x="1.9cm" svg:y="4.913cm" presentation:class="outline" presentation:placeholder="true">
        <draw:text-box/>
      </draw:frame>
      <draw:frame presentation:style-name="Mpr1" draw:text-style-name="MP1" draw:layer="backgroundobjects" svg:width="8.888cm" svg:height="1.448cm" svg:x="1.9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093cm" svg:height="1.448cm" svg:x="13.042cm" svg:y="19.1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888cm" svg:height="1.448cm" svg:x="27.34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s (GEON)</meta:initial-creator>
    <meta:creation-date>2017-02-21T16:09:42.661406946</meta:creation-date>
    <dc:date>2017-02-23T18:34:03.360374293</dc:date>
    <dc:creator>Davis (GEON)</dc:creator>
    <meta:editing-duration>PT1H4M33S</meta:editing-duration>
    <meta:editing-cycles>5</meta:editing-cycles>
    <meta:generator>LibreOffice/4.3.7.2$Linux_X86_64 LibreOffice_project/430$Build-2</meta:generator>
    <meta:document-statistic meta:object-count="111"/>
  </office:meta>
</office:document-meta>
</file>